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BB0000039AA05AEA2B.png" manifest:media-type="image/png"/>
  <manifest:file-entry manifest:full-path="Pictures/10000001000006C30000039E28F2DE31.png" manifest:media-type="image/png"/>
  <manifest:file-entry manifest:full-path="Pictures/10000001000006AE000003926E206F4A.png" manifest:media-type="image/png"/>
  <manifest:file-entry manifest:full-path="Pictures/10000001000006BF0000039459FBAA0C.png" manifest:media-type="image/png"/>
  <manifest:file-entry manifest:full-path="Pictures/10000001000006C100000391487E61B1.png" manifest:media-type="image/png"/>
  <manifest:file-entry manifest:full-path="Pictures/10000001000006BE0000038C2F95BCDC.png" manifest:media-type="image/png"/>
  <manifest:file-entry manifest:full-path="Pictures/10000001000006BC000003972940C7A6.png" manifest:media-type="image/png"/>
  <manifest:file-entry manifest:full-path="Pictures/10000001000006C10000039E7E5C8FDC.png" manifest:media-type="image/png"/>
  <manifest:file-entry manifest:full-path="Pictures/10000001000006C200000397B6F98580.png" manifest:media-type="image/png"/>
  <manifest:file-entry manifest:full-path="Pictures/10000001000006C0000003A328D90A2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1cm, 26.483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43cm, 26.399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88cm, 25.592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369cm, 24.833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1cm, 20.904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49cm, 26.303cm, 0cm, 0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86cm, 32.04cm, 0cm, 0cm)" draw:image-opacity="100%" style:mirror="non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21cm, 27.464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477cm, 25.748cm, 0cm, 0cm)" draw:image-opacity="100%" style:mirror="none" loext:decorative="fals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642cm, 26.483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096cm" svg:height="25.743cm" svg:x="0.589cm" svg:y="2.27cm">
          <draw:image xlink:href="Pictures/10000001000006BB0000039AA05AEA2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2" draw:text-style-name="P1" draw:layer="layout" svg:width="19.048cm" svg:height="24.02cm" svg:x="0.952cm" svg:y="2.905cm">
          <draw:image xlink:href="Pictures/10000001000006C100000391487E61B1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3" draw:text-style-name="P1" draw:layer="layout" svg:width="20.003cm" svg:height="24.223cm" svg:x="0.682cm" svg:y="4.175cm">
          <draw:image xlink:href="Pictures/10000001000006BE0000038C2F95BCDC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4" draw:text-style-name="P1" draw:layer="layout" svg:width="19.986cm" svg:height="24.039cm" svg:x="0.699cm" svg:y="4.492cm">
          <draw:image xlink:href="Pictures/10000001000006AE000003926E206F4A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5" draw:text-style-name="P1" draw:layer="layout" svg:width="20.053cm" svg:height="19.568cm" svg:x="0.632cm" svg:y="5.127cm">
          <draw:image xlink:href="Pictures/10000001000006BC000003972940C7A6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6" draw:text-style-name="P1" draw:layer="layout" svg:width="20.599cm" svg:height="26.111cm" svg:x="0.227cm" svg:y="1.559cm">
          <draw:image xlink:href="Pictures/10000001000006C10000039E7E5C8FDC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7" draw:text-style-name="P1" draw:layer="layout" svg:width="16.472cm" svg:height="29.34cm" svg:x="2.785cm" svg:y="0.095cm">
          <draw:image xlink:href="Pictures/10000001000006BF0000039459FBAA0C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8" draw:text-style-name="P1" draw:layer="layout" svg:width="20.827cm" svg:height="28.305cm" svg:x="0cm" svg:y="0.395cm">
          <draw:image xlink:href="Pictures/10000001000006C30000039E28F2DE31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9" draw:text-style-name="P1" draw:layer="layout" svg:width="20.519cm" svg:height="25.4cm" svg:x="0.365cm" svg:y="2.27cm">
          <draw:image xlink:href="Pictures/10000001000006C200000397B6F98580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10" draw:text-style-name="P2" draw:layer="layout" svg:width="19.106cm" svg:height="25.1cm" svg:x="1.635cm" svg:y="3.205cm">
          <draw:image xlink:href="Pictures/10000001000006C0000003A328D90A2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3T22:35:27.190000000</meta:creation-date>
    <meta:print-date>2024-10-15T17:17:31.268000000</meta:print-date>
    <dc:date>2024-10-15T19:06:30.778000000</dc:date>
    <meta:editing-duration>PT7H23M16S</meta:editing-duration>
    <meta:editing-cycles>8</meta:editing-cycles>
    <meta:generator>LibreOffice/24.8.2.1$Windows_X86_64 LibreOffice_project/0f794b6e29741098670a3b95d60478a65d05ef13</meta:generator>
    <meta:document-statistic meta:object-count="10"/>
  </office:meta>
</office:document-meta>
</file>